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use-window-font-color="true" style:font-name="Consolas" fo:font-size="10.5pt" fo:font-weight="normal" fo:background-color="transparent"/>
    </style:style>
    <style:style style:name="P2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fo:color="#9cdcfe" style:font-name="Consolas" fo:font-size="10.5pt" fo:font-weight="normal"/>
    </style:style>
    <style:style style:name="T3" style:family="text">
      <style:text-properties fo:color="#ce9178" style:font-name="Consolas" fo:font-size="10.5pt" fo:font-weight="normal"/>
    </style:style>
    <style:style style:name="T4" style:family="text">
      <style:text-properties fo:color="#d7ba7d" style:font-name="Consolas" fo:font-size="10.5pt" fo:font-weight="normal"/>
    </style:style>
    <style:style style:name="T5" style:family="text">
      <style:text-properties fo:color="#569cd6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 Powershell 7 install setting for VS Code</text:p>
      <text:p text:style-name="P1"/>
      <text:p text:style-name="P1">Terminal Dropdown and settings.</text:p>
      <text:p text:style-name="P1"/>
      <text:p text:style-name="P1">{</text:p>
      <text:p text:style-name="P2">    <text:span text:style-name="T1">"</text:span><text:span text:style-name="T1">mssql.connections</text:span><text:span text:style-name="T1">": [</text:span></text:p>
      <text:p text:style-name="P2">        <text:span text:style-name="T1">{</text:span></text:p>
      <text:p text:style-name="P2">            <text:span text:style-name="T1">"</text:span><text:span text:style-name="T1">server</text:span><text:span text:style-name="T1">": </text:span><text:span text:style-name="T1">"DESKTOP-9SR386H</text:span><text:span text:style-name="T1">\\</text:span><text:span text:style-name="T1">SQLSERVER2017"</text:span><text:span text:style-name="T1">,</text:span></text:p>
      <text:p text:style-name="P2">            <text:span text:style-name="T1">"</text:span><text:span text:style-name="T1">database</text:span><text:span text:style-name="T1">": </text:span><text:span text:style-name="T1">"Northwind"</text:span><text:span text:style-name="T1">,</text:span></text:p>
      <text:p text:style-name="P2">            <text:span text:style-name="T1">"</text:span><text:span text:style-name="T1">authenticationType</text:span><text:span text:style-name="T1">": </text:span><text:span text:style-name="T1">"Integrated"</text:span><text:span text:style-name="T1">,</text:span></text:p>
      <text:p text:style-name="P2">            <text:span text:style-name="T1">"</text:span><text:span text:style-name="T1">password</text:span><text:span text:style-name="T1">": </text:span><text:span text:style-name="T1">""</text:span></text:p>
      <text:p text:style-name="P2">        <text:span text:style-name="T1">}</text:span></text:p>
      <text:p text:style-name="P2">    <text:span text:style-name="T1">],</text:span></text:p>
      <text:p text:style-name="P2">    <text:span text:style-name="T1">"</text:span><text:span text:style-name="T1">workbench.colorTheme</text:span><text:span text:style-name="T1">": </text:span><text:span text:style-name="T1">"Visual Studio 2019 Dark"</text:span><text:span text:style-name="T1">,</text:span></text:p>
      <text:p text:style-name="P2">    <text:span text:style-name="T1">"</text:span><text:span text:style-name="T1">terminal.integrated.shell.windows</text:span><text:span text:style-name="T1">": </text:span><text:span text:style-name="T1">"C:</text:span><text:span text:style-name="T1">\\</text:span><text:span text:style-name="T1">WINDOWS</text:span><text:span text:style-name="T1">\\</text:span><text:span text:style-name="T1">System32</text:span><text:span text:style-name="T1">\\</text:span><text:span text:style-name="T1">WindowsPowerShell</text:span><text:span text:style-name="T1">\\</text:span><text:span text:style-name="T1">v1.0</text:span><text:span text:style-name="T1">\\</text:span><text:span text:style-name="T1">powershell.exe"</text:span><text:span text:style-name="T1">,</text:span></text:p>
      <text:p text:style-name="P2">    <text:span text:style-name="T1">"</text:span><text:span text:style-name="T1">git.ignoreMissingGitWarning</text:span><text:span text:style-name="T1">": </text:span><text:span text:style-name="T1">true</text:span><text:span text:style-name="T1">,</text:span></text:p>
      <text:p text:style-name="P2">    <text:span text:style-name="T1">"</text:span><text:span text:style-name="T1">git.autofetch</text:span><text:span text:style-name="T1">": </text:span><text:span text:style-name="T1">true</text:span><text:span text:style-name="T1">,</text:span></text:p>
      <text:p text:style-name="P2">    <text:span text:style-name="T1">"</text:span><text:span text:style-name="T1">terminal.integrated.automationShell.windows</text:span><text:span text:style-name="T1">": </text:span><text:span text:style-name="T1">""</text:span></text:p>
      <text:p text:style-name="P1">}</text:p>
      <text:p text:style-name="Standard"/>
      <text:p text:style-name="Standard"/>
      <text:p text:style-name="Standard">Questions: </text:p>
      <text:p text:style-name="Standard"><text:tab/>How to add Powershell 7.1 to list of Default Shel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e Coates</meta:initial-creator>
    <meta:creation-date>2021-02-22T09:03:48.33</meta:creation-date>
    <dc:date>2021-02-22T09:13:44.55</dc:date>
    <dc:creator>Dave Coates</dc:creator>
    <meta:editing-duration>PT9M5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19" meta:word-count="51" meta:character-count="633"/>
  </office:meta>
</office:document-meta>
</file>